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4:31:21.4921968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29T14:40:44.449031735</dc:date>
    <meta:editing-duration>PT19H41M22S</meta:editing-duration>
    <meta:editing-cycles>123</meta:editing-cycles>
    <meta:generator>LibreOffice/7.2.0.4$Linux_X86_64 LibreOffice_project/20$Build-4</meta:generator>
    <meta:document-statistic meta:table-count="1" meta:cell-count="2504" meta:object-count="0"/>
  </office:meta>
</office:document-meta>
</file>